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bb17" officeooo:paragraph-rsid="000dbb17"/>
    </style:style>
    <style:style style:name="P2" style:family="paragraph" style:parent-style-name="Standard">
      <style:text-properties officeooo:rsid="000dbb17" officeooo:paragraph-rsid="000df555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0dbb17" officeooo:paragraph-rsid="000dbb17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6f9c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8" style:family="paragraph" style:parent-style-name="Standard">
      <style:text-properties officeooo:rsid="000dbb17" officeooo:paragraph-rsid="000dbb17"/>
    </style:style>
    <style:style style:name="P9" style:family="paragraph" style:parent-style-name="Standard">
      <style:text-properties style:text-underline-style="solid" style:text-underline-width="auto" style:text-underline-color="font-color" officeooo:rsid="000dbb17" officeooo:paragraph-rsid="000dbb17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7f0055" style:font-name="Consolas" fo:font-size="10pt" fo:font-weight="bold" style:font-size-asian="10pt" style:font-weight-asian="bold"/>
    </style:style>
    <style:style style:name="T3" style:family="text">
      <style:text-properties fo:color="#7f0055" style:font-name="Consolas" fo:font-size="10pt" fo:font-weight="bold" style:font-size-asian="10pt" style:font-weight-asian="bold"/>
    </style:style>
    <style:style style:name="T4" style:family="text">
      <style:text-properties fo:color="#000000" style:font-name="Consolas" fo:font-size="10pt" style:font-size-asian="10pt"/>
    </style:style>
    <style:style style:name="T5" style:family="text">
      <style:text-properties fo:color="#000000" style:font-name="Consolas" fo:font-size="10pt" officeooo:rsid="000e6f9c" style:font-size-asian="10pt"/>
    </style:style>
    <style:style style:name="T6" style:family="text">
      <style:text-properties fo:color="#000000" style:font-name="Consolas" fo:font-size="10pt" style:font-size-asian="10pt"/>
    </style:style>
    <style:style style:name="T7" style:family="text">
      <style:text-properties fo:color="#000000" style:font-name="Consolas" fo:font-size="10pt" fo:font-style="italic" style:font-size-asian="10pt" style:font-style-asian="italic"/>
    </style:style>
    <style:style style:name="T8" style:family="text">
      <style:text-properties fo:color="#000000" style:font-name="Consolas" fo:font-size="10pt" fo:font-style="italic" style:font-size-asian="10pt" style:font-style-asian="italic"/>
    </style:style>
    <style:style style:name="T9" style:family="text">
      <style:text-properties fo:color="#6a3e3e" style:font-name="Consolas" fo:font-size="10pt" style:font-size-asian="10pt"/>
    </style:style>
    <style:style style:name="T10" style:family="text">
      <style:text-properties fo:color="#6a3e3e" style:font-name="Consolas" fo:font-size="10pt" style:font-size-asian="10pt"/>
    </style:style>
    <style:style style:name="T11" style:family="text">
      <style:text-properties fo:color="#0000c0" style:font-name="Consolas" fo:font-size="10pt" style:font-size-asian="10pt"/>
    </style:style>
    <style:style style:name="T12" style:family="text">
      <style:text-properties fo:color="#0000c0" style:font-name="Consolas" fo:font-size="10pt" style:font-size-asian="10pt"/>
    </style:style>
    <style:style style:name="T13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4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5" style:family="text">
      <style:text-properties fo:color="#2a00ff" style:font-name="Consolas" fo:font-size="10pt" style:font-size-asian="10pt"/>
    </style:style>
    <style:style style:name="T16" style:family="text">
      <style:text-properties fo:color="#2a00ff" style:font-name="Consolas" fo:font-size="10pt" style:font-size-asian="10pt"/>
    </style:style>
    <style:style style:name="T17" style:family="text">
      <style:text-properties fo:color="#3f7f5f" style:font-name="Consolas" fo:font-size="10pt" style:font-size-asian="10pt"/>
    </style:style>
    <style:style style:name="T18" style:family="text">
      <style:text-properties fo:color="#3f7f5f" style:font-name="Consolas" fo:font-size="10pt" style:text-underline-style="solid" style:text-underline-width="auto" style:text-underline-color="font-color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olución Ejercicios Parte 2</text:p>
      <text:p text:style-name="P1"/>
      <text:p text:style-name="P3">Ejercicio 10</text:p>
      <text:p text:style-name="P1"/>
      <text:p text:style-name="P1"><text:span text:style-name="T1">Parte1:</text:span> Se hace así para especificar que es el método que pertenece a esa clase, para facilitar la lectura del código y/o para especificar que es método de esa clase y no de otra. Se podría quitar, y funcionaría igualmente en este caso.</text:p>
      <text:p text:style-name="P1"/>
      <text:p text:style-name="P1"><text:span text:style-name="T1">Parte2:</text:span> Al estar dentro del mismo package con poner el nombre de la clase (en este caso Calculo) delante del método sobraría (añadiendo el punto de por medio “Calculo.media();”). En caso de que estuviera en otro package habría que añadir el import antes de la clase y llamar al método del mismo modo.</text:p>
      <text:p text:style-name="P1"/>
      <text:p text:style-name="P3">Ejercicio 11</text:p>
      <text:p text:style-name="P1"/>
      <text:p text:style-name="P2"><text:span text:style-name="T2">int</text:span><text:span text:style-name="T4">[] </text:span><text:span text:style-name="T9">numeros</text:span><text:span text:style-name="T4"> = {4, 2, 7, 12, 3};</text:span></text:p>
      <text:p text:style-name="P4"><text:span text:style-name="T4"><text:tab/><text:tab/></text:span><text:span text:style-name="T2">int</text:span><text:span text:style-name="T4"> </text:span><text:span text:style-name="T9">i</text:span><text:span text:style-name="T4"> = 0;</text:span></text:p>
      <text:p text:style-name="P4"><text:span text:style-name="T4"><text:tab/><text:tab/></text:span><text:span text:style-name="T2">short</text:span><text:span text:style-name="T4"> </text:span><text:span text:style-name="T9">temp</text:span><text:span text:style-name="T4">;</text:span></text:p>
      <text:p text:style-name="P4"><text:span text:style-name="T4"><text:tab/><text:tab/></text:span><text:span text:style-name="T2">int</text:span><text:span text:style-name="T4"> </text:span><text:span text:style-name="T9">j</text:span><text:span text:style-name="T4"> = </text:span><text:span text:style-name="T9">numeros</text:span><text:span text:style-name="T4">.</text:span><text:span text:style-name="T11">length</text:span><text:span text:style-name="T4"> -1;</text:span></text:p>
      <text:p text:style-name="P7"><text:tab/><text:tab/></text:p>
      <text:p text:style-name="P4"><text:span text:style-name="T4"><text:tab/><text:tab/></text:span><text:span text:style-name="T2">while</text:span><text:span text:style-name="T4"> (</text:span><text:span text:style-name="T9">i</text:span><text:span text:style-name="T4"> &lt; </text:span><text:span text:style-name="T9">j</text:span><text:span text:style-name="T4">)</text:span></text:p>
      <text:p text:style-name="P7"><text:tab/><text:tab/>{</text:p>
      <text:p text:style-name="P4"><text:span text:style-name="T4"><text:tab/><text:tab/><text:tab/></text:span><text:span text:style-name="T9">temp</text:span><text:span text:style-name="T4"> = (</text:span><text:span text:style-name="T2">short</text:span><text:span text:style-name="T4">) </text:span><text:span text:style-name="T9">numeros</text:span><text:span text:style-name="T4">[</text:span><text:span text:style-name="T9">i</text:span><text:span text:style-name="T4">];</text:span></text:p>
      <text:p text:style-name="P4"><text:span text:style-name="T4"><text:tab/><text:tab/><text:tab/></text:span><text:span text:style-name="T9">numeros</text:span><text:span text:style-name="T4"> [</text:span><text:span text:style-name="T9">j</text:span><text:span text:style-name="T4">] = </text:span><text:span text:style-name="T9">temp</text:span><text:span text:style-name="T4">;</text:span></text:p>
      <text:p text:style-name="P4"><text:span text:style-name="T4"><text:tab/><text:tab/><text:tab/></text:span><text:span text:style-name="T9">j</text:span><text:span text:style-name="T4"> = </text:span><text:span text:style-name="T9">i</text:span><text:span text:style-name="T4"> + 1;</text:span></text:p>
      <text:p text:style-name="P4"><text:span text:style-name="T4"><text:tab/><text:tab/><text:tab/></text:span><text:span text:style-name="T9">j</text:span><text:span text:style-name="T4"> = </text:span><text:span text:style-name="T9">j</text:span><text:span text:style-name="T4"> - 1;</text:span></text:p>
      <text:p text:style-name="P7"><text:tab/><text:tab/>}</text:p>
      <text:p text:style-name="P2"/>
      <text:p text:style-name="P1"/>
      <text:p text:style-name="P3">Ejercicio 12</text:p>
      <text:p text:style-name="P1"/>
      <text:p text:style-name="P1"><text:span text:style-name="T2">import</text:span><text:span text:style-name="T4"> java.util.Arrays;</text:span></text:p>
      <text:p text:style-name="P6"/>
      <text:p text:style-name="P4"><text:span text:style-name="T2">public</text:span><text:span text:style-name="T4"> </text:span><text:span text:style-name="T2">class</text:span><text:span text:style-name="T4"> Prueba {</text:span></text:p>
      <text:p text:style-name="P4"><text:span text:style-name="T4"><text:tab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String </text:span><text:span text:style-name="T9">arg</text:span><text:span text:style-name="T4">[]) {</text:span></text:p>
      <text:p text:style-name="P6"/>
      <text:p text:style-name="P4"><text:span text:style-name="T4"><text:tab/><text:tab/></text:span><text:span text:style-name="T2">int</text:span><text:span text:style-name="T4">[] </text:span><text:span text:style-name="T9">numeros</text:span><text:span text:style-name="T4"> = { 20, 30, 40, 0 };</text:span></text:p>
      <text:p text:style-name="P6"/>
      <text:p text:style-name="P4"><text:span text:style-name="T4"><text:tab/><text:tab/></text:span><text:span text:style-name="T2">for</text:span><text:span text:style-name="T4"> (</text:span><text:span text:style-name="T2">int</text:span><text:span text:style-name="T4"> </text:span><text:span text:style-name="T9">i</text:span><text:span text:style-name="T4"> = 0; </text:span><text:span text:style-name="T9">i</text:span><text:span text:style-name="T4"> &lt; </text:span><text:span text:style-name="T9">numeros</text:span><text:span text:style-name="T4">.</text:span><text:span text:style-name="T11">length</text:span><text:span text:style-name="T4">; </text:span><text:span text:style-name="T9">i</text:span><text:span text:style-name="T4">++) {</text:span></text:p>
      <text:p text:style-name="P4"><text:span text:style-name="T4"><text:tab/><text:tab/><text:tab/>System.</text:span><text:span text:style-name="T13">out</text:span><text:span text:style-name="T4">.print(</text:span><text:span text:style-name="T15">" "</text:span><text:span text:style-name="T4"> + String.</text:span><text:span text:style-name="T7">valueOf</text:span><text:span text:style-name="T4">(</text:span><text:span text:style-name="T9">numeros</text:span><text:span text:style-name="T4">[</text:span><text:span text:style-name="T9">i</text:span><text:span text:style-name="T4">]));</text:span></text:p>
      <text:p text:style-name="P7"><text:tab/><text:tab/>}</text:p>
      <text:p text:style-name="P6"/>
      <text:p text:style-name="P4"><text:span text:style-name="T4"><text:tab/><text:tab/>Arrays.</text:span><text:span text:style-name="T7">sort</text:span><text:span text:style-name="T4">(</text:span><text:span text:style-name="T9">numeros</text:span><text:span text:style-name="T4">);</text:span></text:p>
      <text:p text:style-name="P7"><text:tab/><text:tab/></text:p>
      <text:p text:style-name="P4"><text:span text:style-name="T4"><text:tab/><text:tab/></text:span><text:span text:style-name="T9">numeros</text:span><text:span text:style-name="T4">[0] = 10;</text:span></text:p>
      <text:p text:style-name="P7"><text:tab/><text:tab/></text:p>
      <text:p text:style-name="P5"><text:span text:style-name="T4"><text:tab/><text:tab/>System.</text:span><text:span text:style-name="T13">out</text:span><text:span text:style-name="T4">.print</text:span><text:span text:style-name="T5">ln</text:span><text:span text:style-name="T4">();</text:span></text:p>
      <text:p text:style-name="P6"/>
      <text:p text:style-name="P4"><text:span text:style-name="T4"><text:tab/><text:tab/></text:span><text:span text:style-name="T2">for</text:span><text:span text:style-name="T4"> (</text:span><text:span text:style-name="T2">int</text:span><text:span text:style-name="T4"> </text:span><text:span text:style-name="T9">i</text:span><text:span text:style-name="T4"> = 0; </text:span><text:span text:style-name="T9">i</text:span><text:span text:style-name="T4"> &lt; </text:span><text:span text:style-name="T9">numeros</text:span><text:span text:style-name="T4">.</text:span><text:span text:style-name="T11">length</text:span><text:span text:style-name="T4">; </text:span><text:span text:style-name="T9">i</text:span><text:span text:style-name="T4">++) {</text:span></text:p>
      <text:p text:style-name="P4"><text:span text:style-name="T4"><text:tab/><text:tab/><text:tab/>System.</text:span><text:span text:style-name="T13">out</text:span><text:span text:style-name="T4">.print(</text:span><text:span text:style-name="T15">" "</text:span><text:span text:style-name="T4"> + String.</text:span><text:span text:style-name="T7">valueOf</text:span><text:span text:style-name="T4">(</text:span><text:span text:style-name="T9">numeros</text:span><text:span text:style-name="T4">[</text:span><text:span text:style-name="T9">i</text:span><text:span text:style-name="T4">]));</text:span></text:p>
      <text:p text:style-name="P7"><text:tab/><text:tab/>}</text:p>
      <text:p text:style-name="P6"/>
      <text:p text:style-name="P7"><text:tab/>}</text:p>
      <text:p text:style-name="P7">}</text:p>
      <text:p text:style-name="P1"/>
      <text:p text:style-name="P1"/>
      <text:p text:style-name="P3"><text:soft-page-break/>Ejercicio 13</text:p>
      <text:p text:style-name="P1"/>
      <text:p text:style-name="P1"><text:span text:style-name="T2">import</text:span><text:span text:style-name="T4"> java.util.Random;</text:span></text:p>
      <text:p text:style-name="P6"/>
      <text:p text:style-name="P4"><text:span text:style-name="T2">public</text:span><text:span text:style-name="T4"> </text:span><text:span text:style-name="T2">class</text:span><text:span text:style-name="T4"> Prueba {</text:span></text:p>
      <text:p text:style-name="P4"><text:span text:style-name="T4"><text:tab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String </text:span><text:span text:style-name="T9">arg</text:span><text:span text:style-name="T4">[]) {</text:span></text:p>
      <text:p text:style-name="P6"/>
      <text:p text:style-name="P4"><text:span text:style-name="T4"><text:tab/><text:tab/></text:span><text:span text:style-name="T2">long</text:span><text:span text:style-name="T4"> </text:span><text:span text:style-name="T9">numeros</text:span><text:span text:style-name="T4">[] = </text:span><text:span text:style-name="T2">new</text:span><text:span text:style-name="T4"> </text:span><text:span text:style-name="T2">long</text:span><text:span text:style-name="T4">[10];</text:span></text:p>
      <text:p text:style-name="P4"><text:span text:style-name="T4"><text:tab/><text:tab/></text:span></text:p>
      <text:p text:style-name="P4"><text:span text:style-name="T4"><text:tab/><text:tab/>Random </text:span><text:span text:style-name="T9">rdn</text:span><text:span text:style-name="T4"> = </text:span><text:span text:style-name="T2">new</text:span><text:span text:style-name="T4"> Random();</text:span></text:p>
      <text:p text:style-name="P6"/>
      <text:p text:style-name="P4"><text:span text:style-name="T4"><text:tab/><text:tab/></text:span><text:span text:style-name="T2">for</text:span><text:span text:style-name="T4">(</text:span><text:span text:style-name="T2">int</text:span><text:span text:style-name="T4"> </text:span><text:span text:style-name="T9">i</text:span><text:span text:style-name="T4"> = 0; </text:span><text:span text:style-name="T9">i</text:span><text:span text:style-name="T4"> &lt;</text:span><text:span text:style-name="T9">numeros</text:span><text:span text:style-name="T4">.</text:span><text:span text:style-name="T11">length</text:span><text:span text:style-name="T4"> ;</text:span><text:span text:style-name="T9">i</text:span><text:span text:style-name="T4">++){</text:span></text:p>
      <text:p text:style-name="P4"><text:span text:style-name="T4"><text:tab/><text:tab/><text:tab/></text:span><text:span text:style-name="T9">numeros</text:span><text:span text:style-name="T4">[</text:span><text:span text:style-name="T9">i</text:span><text:span text:style-name="T4">] = </text:span><text:span text:style-name="T9">rdn</text:span><text:span text:style-name="T4">.nextLong();</text:span></text:p>
      <text:p text:style-name="P4"><text:span text:style-name="T4"><text:tab/><text:tab/>}</text:span></text:p>
      <text:p text:style-name="P4"><text:span text:style-name="T4"><text:tab/><text:tab/></text:span></text:p>
      <text:p text:style-name="P4"><text:span text:style-name="T4"><text:tab/><text:tab/></text:span><text:span text:style-name="T2">long</text:span><text:span text:style-name="T4"> </text:span><text:span text:style-name="T9">mayor</text:span><text:span text:style-name="T4"> = </text:span><text:span text:style-name="T9">numeros</text:span><text:span text:style-name="T4"> [0];</text:span></text:p>
      <text:p text:style-name="P4"><text:span text:style-name="T4"><text:tab/><text:tab/></text:span><text:span text:style-name="T2">long</text:span><text:span text:style-name="T4"> </text:span><text:span text:style-name="T9">menor</text:span><text:span text:style-name="T4"> = </text:span><text:span text:style-name="T9">numeros</text:span><text:span text:style-name="T4">[0];</text:span></text:p>
      <text:p text:style-name="P4"><text:span text:style-name="T4"><text:tab/><text:tab/></text:span></text:p>
      <text:p text:style-name="P4"><text:span text:style-name="T4"><text:tab/><text:tab/></text:span><text:span text:style-name="T2">for</text:span><text:span text:style-name="T4">(</text:span><text:span text:style-name="T2">int</text:span><text:span text:style-name="T4"> </text:span><text:span text:style-name="T9">i</text:span><text:span text:style-name="T4"> = 0;</text:span><text:span text:style-name="T9">i</text:span><text:span text:style-name="T4"> &lt; </text:span><text:span text:style-name="T9">numeros</text:span><text:span text:style-name="T4">.</text:span><text:span text:style-name="T11">length</text:span><text:span text:style-name="T4">;</text:span><text:span text:style-name="T9">i</text:span><text:span text:style-name="T4">++){</text:span></text:p>
      <text:p text:style-name="P4"><text:span text:style-name="T4"><text:tab/><text:tab/><text:tab/></text:span><text:span text:style-name="T2">if</text:span><text:span text:style-name="T4">(</text:span><text:span text:style-name="T9">numeros</text:span><text:span text:style-name="T4">[</text:span><text:span text:style-name="T9">i</text:span><text:span text:style-name="T4">] &gt; </text:span><text:span text:style-name="T9">mayor</text:span><text:span text:style-name="T4">){</text:span></text:p>
      <text:p text:style-name="P4"><text:span text:style-name="T4"><text:tab/><text:tab/><text:tab/><text:tab/></text:span><text:span text:style-name="T9">mayor</text:span><text:span text:style-name="T4"> = </text:span><text:span text:style-name="T9">numeros</text:span><text:span text:style-name="T4">[</text:span><text:span text:style-name="T9">i</text:span><text:span text:style-name="T4">];</text:span></text:p>
      <text:p text:style-name="P4"><text:span text:style-name="T4"><text:tab/><text:tab/><text:tab/>}</text:span></text:p>
      <text:p text:style-name="P4"><text:span text:style-name="T4"><text:tab/><text:tab/><text:tab/></text:span></text:p>
      <text:p text:style-name="P4"><text:span text:style-name="T4"><text:tab/><text:tab/><text:tab/></text:span><text:span text:style-name="T2">if</text:span><text:span text:style-name="T4">(</text:span><text:span text:style-name="T9">numeros</text:span><text:span text:style-name="T4"> [</text:span><text:span text:style-name="T9">i</text:span><text:span text:style-name="T4">] &lt; </text:span><text:span text:style-name="T9">menor</text:span><text:span text:style-name="T4">){</text:span></text:p>
      <text:p text:style-name="P4"><text:span text:style-name="T4"><text:tab/><text:tab/><text:tab/><text:tab/></text:span><text:span text:style-name="T9">menor</text:span><text:span text:style-name="T4"> = </text:span><text:span text:style-name="T9">numeros</text:span><text:span text:style-name="T4">[</text:span><text:span text:style-name="T9">i</text:span><text:span text:style-name="T4">];</text:span></text:p>
      <text:p text:style-name="P4"><text:span text:style-name="T4"><text:tab/><text:tab/><text:tab/>}</text:span></text:p>
      <text:p text:style-name="P4"><text:span text:style-name="T4"><text:tab/><text:tab/>}</text:span></text:p>
      <text:p text:style-name="P4"><text:span text:style-name="T4"><text:tab/><text:tab/></text:span></text:p>
      <text:p text:style-name="P4"><text:span text:style-name="T4"><text:tab/><text:tab/></text:span></text:p>
      <text:p text:style-name="P4"><text:span text:style-name="T4"><text:tab/><text:tab/></text:span><text:span text:style-name="T2">for</text:span><text:span text:style-name="T4">(</text:span><text:span text:style-name="T2">int</text:span><text:span text:style-name="T4"> </text:span><text:span text:style-name="T9">i</text:span><text:span text:style-name="T4"> = 0; </text:span><text:span text:style-name="T9">i</text:span><text:span text:style-name="T4"> &lt;10;</text:span><text:span text:style-name="T9">i</text:span><text:span text:style-name="T4">++){</text:span></text:p>
      <text:p text:style-name="P4"><text:span text:style-name="T4"><text:tab/><text:tab/><text:tab/>System.</text:span><text:span text:style-name="T13">out</text:span><text:span text:style-name="T4">.println(</text:span><text:span text:style-name="T15">" "</text:span><text:span text:style-name="T4"> + </text:span><text:span text:style-name="T9">numeros</text:span><text:span text:style-name="T4">[</text:span><text:span text:style-name="T9">i</text:span><text:span text:style-name="T4">]);</text:span></text:p>
      <text:p text:style-name="P4"><text:span text:style-name="T4"><text:tab/><text:tab/>}</text:span></text:p>
      <text:p text:style-name="P4"><text:span text:style-name="T4"><text:tab/><text:tab/></text:span></text:p>
      <text:p text:style-name="P4"><text:span text:style-name="T4"><text:tab/><text:tab/>System.</text:span><text:span text:style-name="T13">out</text:span><text:span text:style-name="T4">.println(</text:span><text:span text:style-name="T15">"El número más grande es: "</text:span><text:span text:style-name="T4"> + </text:span><text:span text:style-name="T9">mayor</text:span><text:span text:style-name="T4">);</text:span></text:p>
      <text:p text:style-name="P4"><text:span text:style-name="T4"><text:tab/><text:tab/>System.</text:span><text:span text:style-name="T13">out</text:span><text:span text:style-name="T4">.println(</text:span><text:span text:style-name="T15">"El número más pequeño es: "</text:span><text:span text:style-name="T4"> + </text:span><text:span text:style-name="T9">menor</text:span><text:span text:style-name="T4">);</text:span></text:p>
      <text:p text:style-name="P4"><text:span text:style-name="T4"><text:tab/><text:tab/></text:span></text:p>
      <text:p text:style-name="P4"><text:span text:style-name="T4"><text:tab/>}</text:span></text:p>
      <text:p text:style-name="P4"><text:span text:style-name="T4">}</text:span></text:p>
      <text:p text:style-name="P1"/>
      <text:p text:style-name="P1"/>
      <text:p text:style-name="P3">Ejercicio 14</text:p>
      <text:p text:style-name="P1"/>
      <text:p text:style-name="P1"><text:span text:style-name="T2">public</text:span><text:span text:style-name="T4"> </text:span><text:span text:style-name="T2">class</text:span><text:span text:style-name="T4"> Prueba {</text:span></text:p>
      <text:p text:style-name="P4"><text:span text:style-name="T4"><text:tab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String </text:span><text:span text:style-name="T9">arg</text:span><text:span text:style-name="T4">[]) {</text:span></text:p>
      <text:p text:style-name="P6"/>
      <text:p text:style-name="P4"><text:span text:style-name="T4"><text:tab/><text:tab/></text:span><text:span text:style-name="T2">int</text:span><text:span text:style-name="T4"> </text:span><text:span text:style-name="T9">numeros</text:span><text:span text:style-name="T4">[] = </text:span><text:span text:style-name="T2">new</text:span><text:span text:style-name="T4"> </text:span><text:span text:style-name="T2">int</text:span><text:span text:style-name="T4">[100];</text:span></text:p>
      <text:p text:style-name="P6"/>
      <text:p text:style-name="P4"><text:span text:style-name="T4"><text:tab/><text:tab/></text:span><text:span text:style-name="T2">for</text:span><text:span text:style-name="T4"> (</text:span><text:span text:style-name="T2">int</text:span><text:span text:style-name="T4"> </text:span><text:span text:style-name="T9">i</text:span><text:span text:style-name="T4"> = 0; </text:span><text:span text:style-name="T9">i</text:span><text:span text:style-name="T4"> &lt; </text:span><text:span text:style-name="T9">numeros</text:span><text:span text:style-name="T4">.</text:span><text:span text:style-name="T11">length</text:span><text:span text:style-name="T4">; </text:span><text:span text:style-name="T9">i</text:span><text:span text:style-name="T4">++) {</text:span></text:p>
      <text:p text:style-name="P4"><text:span text:style-name="T4"><text:tab/><text:tab/><text:tab/></text:span><text:span text:style-name="T9">numeros</text:span><text:span text:style-name="T4">[</text:span><text:span text:style-name="T9">i</text:span><text:span text:style-name="T4">] = </text:span><text:span text:style-name="T9">i</text:span><text:span text:style-name="T4"> + 1;</text:span></text:p>
      <text:p text:style-name="P4"><text:span text:style-name="T4"><text:tab/><text:tab/><text:tab/></text:span><text:span text:style-name="T17">// System.out.println(" " + </text:span><text:span text:style-name="T18">numeros</text:span><text:span text:style-name="T17">[i]);</text:span></text:p>
      <text:p text:style-name="P4"><text:span text:style-name="T4"><text:tab/><text:tab/>}</text:span></text:p>
      <text:p text:style-name="P6"/>
      <text:p text:style-name="P4"><text:span text:style-name="T4"><text:tab/><text:tab/></text:span><text:span text:style-name="T2">for</text:span><text:span text:style-name="T4"> (</text:span><text:span text:style-name="T2">int</text:span><text:span text:style-name="T4"> </text:span><text:span text:style-name="T9">i</text:span><text:span text:style-name="T4"> = 0; </text:span><text:span text:style-name="T9">i</text:span><text:span text:style-name="T4"> &lt; </text:span><text:span text:style-name="T9">numeros</text:span><text:span text:style-name="T4">.</text:span><text:span text:style-name="T11">length</text:span><text:span text:style-name="T4">; </text:span><text:span text:style-name="T9">i</text:span><text:span text:style-name="T4">++) {</text:span></text:p>
      <text:p text:style-name="P4"><text:span text:style-name="T4"><text:tab/><text:tab/><text:tab/></text:span><text:span text:style-name="T2">if</text:span><text:span text:style-name="T4"> (</text:span><text:span text:style-name="T9">numeros</text:span><text:span text:style-name="T4">[</text:span><text:span text:style-name="T9">i</text:span><text:span text:style-name="T4">] % 2 == 0) {</text:span></text:p>
      <text:p text:style-name="P4"><text:span text:style-name="T4"><text:tab/><text:tab/><text:tab/><text:tab/></text:span><text:span text:style-name="T2">if</text:span><text:span text:style-name="T4"> (</text:span><text:span text:style-name="T7">isPrimo</text:span><text:span text:style-name="T4">(</text:span><text:span text:style-name="T9">numeros</text:span><text:span text:style-name="T4">[</text:span><text:span text:style-name="T9">i</text:span><text:span text:style-name="T4">])) {</text:span></text:p>
      <text:p text:style-name="P4"><text:span text:style-name="T4"><text:tab/><text:tab/><text:tab/><text:tab/><text:tab/>System.</text:span><text:span text:style-name="T13">out</text:span><text:span text:style-name="T4">.println(</text:span><text:span text:style-name="T9">numeros</text:span><text:span text:style-name="T4">[</text:span><text:span text:style-name="T9">i</text:span><text:span text:style-name="T4">] + </text:span><text:span text:style-name="T15">" es par y primo"</text:span><text:span text:style-name="T4">);</text:span></text:p>
      <text:p text:style-name="P4"><text:span text:style-name="T4"><text:tab/><text:tab/><text:tab/><text:tab/>} </text:span><text:span text:style-name="T2">else</text:span><text:span text:style-name="T4"> {</text:span></text:p>
      <text:p text:style-name="P4"><text:span text:style-name="T4"><text:tab/><text:tab/><text:tab/><text:tab/><text:tab/>System.</text:span><text:span text:style-name="T13">out</text:span><text:span text:style-name="T4">.println(</text:span><text:span text:style-name="T9">numeros</text:span><text:span text:style-name="T4">[</text:span><text:span text:style-name="T9">i</text:span><text:span text:style-name="T4">] + </text:span><text:span text:style-name="T15">" es par"</text:span><text:span text:style-name="T4">);</text:span></text:p>
      <text:p text:style-name="P4"><text:span text:style-name="T4"><text:tab/><text:tab/><text:tab/><text:tab/>}</text:span></text:p>
      <text:p text:style-name="P4"><text:span text:style-name="T4"><text:tab/><text:tab/><text:tab/>} </text:span><text:span text:style-name="T2">else</text:span><text:span text:style-name="T4"> </text:span><text:span text:style-name="T2">if</text:span><text:span text:style-name="T4"> (</text:span><text:span text:style-name="T7">isPrimo</text:span><text:span text:style-name="T4">(</text:span><text:span text:style-name="T9">numeros</text:span><text:span text:style-name="T4">[</text:span><text:span text:style-name="T9">i</text:span><text:span text:style-name="T4">]) &amp; </text:span><text:span text:style-name="T9">numeros</text:span><text:span text:style-name="T4">[</text:span><text:span text:style-name="T9">i</text:span><text:span text:style-name="T4">] &gt; 1) {</text:span></text:p>
      <text:p text:style-name="P4"><text:soft-page-break/><text:span text:style-name="T4"><text:tab/><text:tab/><text:tab/><text:tab/>System.</text:span><text:span text:style-name="T13">out</text:span><text:span text:style-name="T4">.println(</text:span><text:span text:style-name="T9">numeros</text:span><text:span text:style-name="T4">[</text:span><text:span text:style-name="T9">i</text:span><text:span text:style-name="T4">] + </text:span><text:span text:style-name="T15">" es impar y primo"</text:span><text:span text:style-name="T4">);</text:span></text:p>
      <text:p text:style-name="P4"><text:span text:style-name="T4"><text:tab/><text:tab/><text:tab/>} </text:span><text:span text:style-name="T2">else</text:span><text:span text:style-name="T4"> {</text:span></text:p>
      <text:p text:style-name="P4"><text:span text:style-name="T4"><text:tab/><text:tab/><text:tab/><text:tab/>System.</text:span><text:span text:style-name="T13">out</text:span><text:span text:style-name="T4">.println(</text:span><text:span text:style-name="T9">numeros</text:span><text:span text:style-name="T4">[</text:span><text:span text:style-name="T9">i</text:span><text:span text:style-name="T4">] + </text:span><text:span text:style-name="T15">" es impar"</text:span><text:span text:style-name="T4">);</text:span></text:p>
      <text:p text:style-name="P4"><text:span text:style-name="T4"><text:tab/><text:tab/><text:tab/>}</text:span></text:p>
      <text:p text:style-name="P4"><text:span text:style-name="T4"><text:tab/><text:tab/>}</text:span></text:p>
      <text:p text:style-name="P6"/>
      <text:p text:style-name="P4"><text:span text:style-name="T4"><text:tab/>}</text:span></text:p>
      <text:p text:style-name="P6"/>
      <text:p text:style-name="P4"><text:span text:style-name="T4"><text:tab/></text:span><text:span text:style-name="T2">static</text:span><text:span text:style-name="T4"> </text:span><text:span text:style-name="T2">boolean</text:span><text:span text:style-name="T4"> isPrimo(</text:span><text:span text:style-name="T2">int</text:span><text:span text:style-name="T4"> </text:span><text:span text:style-name="T9">n</text:span><text:span text:style-name="T4">) {</text:span></text:p>
      <text:p text:style-name="P4"><text:span text:style-name="T4"><text:tab/><text:tab/></text:span><text:span text:style-name="T2">for</text:span><text:span text:style-name="T4"> (</text:span><text:span text:style-name="T2">int</text:span><text:span text:style-name="T4"> </text:span><text:span text:style-name="T9">i</text:span><text:span text:style-name="T4"> = 2; </text:span><text:span text:style-name="T9">i</text:span><text:span text:style-name="T4"> &lt; </text:span><text:span text:style-name="T9">n</text:span><text:span text:style-name="T4">; </text:span><text:span text:style-name="T9">i</text:span><text:span text:style-name="T4">++) {</text:span></text:p>
      <text:p text:style-name="P4"><text:span text:style-name="T4"><text:tab/><text:tab/><text:tab/></text:span><text:span text:style-name="T2">if</text:span><text:span text:style-name="T4"> (</text:span><text:span text:style-name="T9">n</text:span><text:span text:style-name="T4"> % </text:span><text:span text:style-name="T9">i</text:span><text:span text:style-name="T4"> == 0)</text:span></text:p>
      <text:p text:style-name="P4"><text:span text:style-name="T4"><text:tab/><text:tab/><text:tab/><text:tab/></text:span><text:span text:style-name="T2">return</text:span><text:span text:style-name="T4"> </text:span><text:span text:style-name="T2">false</text:span><text:span text:style-name="T4">;</text:span></text:p>
      <text:p text:style-name="P4"><text:span text:style-name="T4"><text:tab/><text:tab/>}</text:span></text:p>
      <text:p text:style-name="P4"><text:span text:style-name="T4"><text:tab/><text:tab/></text:span><text:span text:style-name="T2">return</text:span><text:span text:style-name="T4"> </text:span><text:span text:style-name="T2">true</text:span><text:span text:style-name="T4">;</text:span></text:p>
      <text:p text:style-name="P4"><text:span text:style-name="T4"><text:tab/>}</text:span></text:p>
      <text:p text:style-name="P6"/>
      <text:p text:style-name="P4"><text:span text:style-name="T4">}</text:span></text:p>
      <text:p text:style-name="P9"/>
      <text:p text:style-name="P1"/>
      <text:p text:style-name="P3">Ejercicio 15</text:p>
      <text:p text:style-name="P1"/>
      <text:p text:style-name="P1"/>
      <text:p text:style-name="P1"/>
      <text:p text:style-name="P1"/>
      <text:p text:style-name="P1"/>
      <text:p text:style-name="P4"><text:span text:style-name="T2">public</text:span><text:span text:style-name="T4"> </text:span><text:span text:style-name="T2">class</text:span><text:span text:style-name="T4"> Prueba {</text:span></text:p>
      <text:p text:style-name="P4"><text:span text:style-name="T4"><text:tab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String </text:span><text:span text:style-name="T9">arg</text:span><text:span text:style-name="T4">[]) {</text:span></text:p>
      <text:p text:style-name="P6"/>
      <text:p text:style-name="P4"><text:span text:style-name="T4"><text:tab/><text:tab/></text:span><text:span text:style-name="T2">int</text:span><text:span text:style-name="T4">[][] </text:span><text:span text:style-name="T9">a</text:span><text:span text:style-name="T4"> = </text:span><text:span text:style-name="T2">new</text:span><text:span text:style-name="T4"> </text:span><text:span text:style-name="T2">int</text:span><text:span text:style-name="T4">[2][3];</text:span></text:p>
      <text:p text:style-name="P4"><text:span text:style-name="T4"><text:tab/><text:tab/></text:span></text:p>
      <text:p text:style-name="P4"><text:span text:style-name="T4"><text:tab/><text:tab/></text:span><text:span text:style-name="T9">a</text:span><text:span text:style-name="T4">[0][0] = 2;</text:span></text:p>
      <text:p text:style-name="P4"><text:span text:style-name="T4"><text:tab/><text:tab/></text:span><text:span text:style-name="T9">a</text:span><text:span text:style-name="T4">[0][1] = 3;</text:span></text:p>
      <text:p text:style-name="P4"><text:span text:style-name="T4"><text:tab/><text:tab/></text:span><text:span text:style-name="T9">a</text:span><text:span text:style-name="T4">[0][2] = 8;</text:span></text:p>
      <text:p text:style-name="P4"><text:span text:style-name="T4"><text:tab/><text:tab/></text:span><text:span text:style-name="T9">a</text:span><text:span text:style-name="T4">[1][0] = 1;</text:span></text:p>
      <text:p text:style-name="P4"><text:span text:style-name="T4"><text:tab/><text:tab/></text:span><text:span text:style-name="T9">a</text:span><text:span text:style-name="T4">[1][1] = 3;</text:span></text:p>
      <text:p text:style-name="P4"><text:span text:style-name="T4"><text:tab/><text:tab/></text:span><text:span text:style-name="T9">a</text:span><text:span text:style-name="T4">[1][2] = 5;</text:span></text:p>
      <text:p text:style-name="P4"><text:span text:style-name="T4"><text:tab/><text:tab/></text:span></text:p>
      <text:p text:style-name="P4"><text:span text:style-name="T4"><text:tab/><text:tab/></text:span><text:span text:style-name="T2">int</text:span><text:span text:style-name="T4">[][] </text:span><text:span text:style-name="T9">b</text:span><text:span text:style-name="T4"> = </text:span><text:span text:style-name="T2">new</text:span><text:span text:style-name="T4"> </text:span><text:span text:style-name="T2">int</text:span><text:span text:style-name="T4">[2][3];</text:span></text:p>
      <text:p text:style-name="P4"><text:span text:style-name="T4"><text:tab/><text:tab/></text:span></text:p>
      <text:p text:style-name="P4"><text:span text:style-name="T4"><text:tab/><text:tab/></text:span><text:span text:style-name="T9">b</text:span><text:span text:style-name="T4">[0][0] = 1;</text:span></text:p>
      <text:p text:style-name="P4"><text:span text:style-name="T4"><text:tab/><text:tab/></text:span><text:span text:style-name="T9">b</text:span><text:span text:style-name="T4">[0][1] = -1;</text:span></text:p>
      <text:p text:style-name="P4"><text:span text:style-name="T4"><text:tab/><text:tab/></text:span><text:span text:style-name="T9">b</text:span><text:span text:style-name="T4">[0][2] = 1;</text:span></text:p>
      <text:p text:style-name="P4"><text:span text:style-name="T4"><text:tab/><text:tab/></text:span><text:span text:style-name="T9">b</text:span><text:span text:style-name="T4">[1][0] = 0;</text:span></text:p>
      <text:p text:style-name="P4"><text:span text:style-name="T4"><text:tab/><text:tab/></text:span><text:span text:style-name="T9">b</text:span><text:span text:style-name="T4">[1][1] = 1;</text:span></text:p>
      <text:p text:style-name="P4"><text:span text:style-name="T4"><text:tab/><text:tab/></text:span><text:span text:style-name="T9">b</text:span><text:span text:style-name="T4">[1][2] = -2;</text:span></text:p>
      <text:p text:style-name="P4"><text:span text:style-name="T4"><text:tab/><text:tab/></text:span></text:p>
      <text:p text:style-name="P4"><text:span text:style-name="T4"><text:tab/><text:tab/></text:span><text:span text:style-name="T2">int</text:span><text:span text:style-name="T4">[][] </text:span><text:span text:style-name="T9">c</text:span><text:span text:style-name="T4"> = </text:span><text:span text:style-name="T2">new</text:span><text:span text:style-name="T4"> </text:span><text:span text:style-name="T2">int</text:span><text:span text:style-name="T4">[2][3];</text:span></text:p>
      <text:p text:style-name="P4"><text:span text:style-name="T4"><text:tab/><text:tab/></text:span></text:p>
      <text:p text:style-name="P4"><text:span text:style-name="T4"><text:tab/><text:tab/></text:span><text:span text:style-name="T2">for</text:span><text:span text:style-name="T4">(</text:span><text:span text:style-name="T2">int</text:span><text:span text:style-name="T4"> </text:span><text:span text:style-name="T9">i</text:span><text:span text:style-name="T4"> = 0; </text:span><text:span text:style-name="T9">i</text:span><text:span text:style-name="T4"> &lt; </text:span><text:span text:style-name="T9">c</text:span><text:span text:style-name="T4">.</text:span><text:span text:style-name="T11">length</text:span><text:span text:style-name="T4">; </text:span><text:span text:style-name="T9">i</text:span><text:span text:style-name="T4">++){</text:span></text:p>
      <text:p text:style-name="P4"><text:span text:style-name="T4"><text:tab/><text:tab/><text:tab/></text:span><text:span text:style-name="T2">for</text:span><text:span text:style-name="T4">(</text:span><text:span text:style-name="T2">int</text:span><text:span text:style-name="T4"> </text:span><text:span text:style-name="T9">j</text:span><text:span text:style-name="T4"> = 0;</text:span><text:span text:style-name="T9">j</text:span><text:span text:style-name="T4"> &lt; </text:span><text:span text:style-name="T9">c</text:span><text:span text:style-name="T4">[</text:span><text:span text:style-name="T9">i</text:span><text:span text:style-name="T4">].</text:span><text:span text:style-name="T11">length</text:span><text:span text:style-name="T4">;</text:span><text:span text:style-name="T9">j</text:span><text:span text:style-name="T4">++){</text:span></text:p>
      <text:p text:style-name="P4"><text:span text:style-name="T4"><text:tab/><text:tab/><text:tab/><text:tab/></text:span><text:span text:style-name="T9">c</text:span><text:span text:style-name="T4">[</text:span><text:span text:style-name="T9">i</text:span><text:span text:style-name="T4">][</text:span><text:span text:style-name="T9">j</text:span><text:span text:style-name="T4">] = </text:span><text:span text:style-name="T9">a</text:span><text:span text:style-name="T4">[</text:span><text:span text:style-name="T9">i</text:span><text:span text:style-name="T4">][</text:span><text:span text:style-name="T9">j</text:span><text:span text:style-name="T4">] + </text:span><text:span text:style-name="T9">b</text:span><text:span text:style-name="T4">[</text:span><text:span text:style-name="T9">i</text:span><text:span text:style-name="T4">][</text:span><text:span text:style-name="T9">j</text:span><text:span text:style-name="T4">];</text:span></text:p>
      <text:p text:style-name="P4"><text:span text:style-name="T4"><text:tab/><text:tab/><text:tab/><text:tab/>System.</text:span><text:span text:style-name="T13">out</text:span><text:span text:style-name="T4">.println(</text:span><text:span text:style-name="T9">c</text:span><text:span text:style-name="T4">[</text:span><text:span text:style-name="T9">i</text:span><text:span text:style-name="T4">][</text:span><text:span text:style-name="T9">j</text:span><text:span text:style-name="T4">]);</text:span></text:p>
      <text:p text:style-name="P4"><text:span text:style-name="T4"><text:tab/><text:tab/><text:tab/>}</text:span></text:p>
      <text:p text:style-name="P4"><text:span text:style-name="T4"><text:tab/><text:tab/>}</text:span></text:p>
      <text:p text:style-name="P4"><text:span text:style-name="T4"><text:tab/><text:tab/></text:span></text:p>
      <text:p text:style-name="P4"><text:span text:style-name="T4"><text:tab/>}</text:span></text:p>
      <text:p text:style-name="P6"/>
      <text:p text:style-name="P4"><text:span text:style-name="T4">}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3:27:02.879000000</meta:creation-date>
    <dc:date>2015-01-20T13:20:22.930000000</dc:date>
    <meta:editing-duration>PT44M47S</meta:editing-duration>
    <meta:editing-cycles>3</meta:editing-cycles>
    <meta:generator>LibreOffice/4.3.1.2$Windows_x86 LibreOffice_project/958349dc3b25111dbca392fbc281a05559ef6848</meta:generator>
    <meta:document-statistic meta:table-count="0" meta:image-count="0" meta:object-count="0" meta:page-count="3" meta:paragraph-count="131" meta:word-count="518" meta:character-count="3046" meta:non-whitespace-character-count="2382"/>
  </office:meta>
</office:document-meta>
</file>